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41d7" officeooo:paragraph-rsid="0004be1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93e5" officeooo:paragraph-rsid="0004be16" style:font-weight-asian="bold" style:font-weight-complex="bold"/>
    </style:style>
    <style:style style:name="P3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04be16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paragraph-rsid="0004be16"/>
    </style:style>
    <style:style style:name="P5" style:family="paragraph" style:parent-style-name="Text_20_body">
      <style:paragraph-properties fo:text-align="justify" style:justify-single-word="false"/>
      <style:text-properties officeooo:paragraph-rsid="0004be16"/>
    </style:style>
    <style:style style:name="P6" style:family="paragraph" style:parent-style-name="Text_20_body">
      <style:paragraph-properties fo:text-align="justify" style:justify-single-word="false"/>
      <style:text-properties officeooo:rsid="000741d7" officeooo:paragraph-rsid="0004be1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FORMÁTICA 2</text:p>
      <text:p text:style-name="P2">Parcial 1</text:p>
      <text:p text:style-name="P2">Análisis del problema y consideraciones</text:p>
      <text:p text:style-name="P2"/>
      <text:p text:style-name="P2"/>
      <text:p text:style-name="P6"><text:span text:style-name="Strong_20_Emphasis">Estructura de datos M</text:span>:</text:p>
      <text:list text:style-name="L2">
        <text:list-item>
          <text:list>
            <text:list-item>
              <text:p text:style-name="P3">Se nos proporciona una estructura de datos llamada M que puede girar y cambiar de tamaño. La estructura M se representa como una matriz de enteros.</text:p>
            </text:list-item>
            <text:list-item>
              <text:p text:style-name="P3">La matriz M tiene la particularidad de poder rotar, es decir, cambiar su disposición de manera que los elementos se muevan de una manera específica. Por ejemplo, girar la matriz en sentido horario.</text:p>
            </text:list-item>
            <text:list-item>
              <text:p text:style-name="P3">También puede cambiar sus dimensiones, es decir, puede tener diferentes números de filas y columnas, siempre y cuando la cantidad de filas sea impar e igual al número de columnas.</text:p>
            </text:list-item>
          </text:list>
        </text:list-item>
        <text:list-item>
          <text:p text:style-name="P4"><text:span text:style-name="Strong_20_Emphasis">Cerraduras X</text:span>:</text:p>
          <text:list>
            <text:list-item>
              <text:p text:style-name="P3">La empresa de seguridad Informa2 utiliza la estructura M para diseñar cerraduras, que se denominarán X.</text:p>
            </text:list-item>
            <text:list-item>
              <text:p text:style-name="P3">Estas cerraduras X están compuestas por varias estructuras M alineadas una tras otra, utilizando la celda del centro de cada estructura como referencia.</text:p>
            </text:list-item>
            <text:list-item>
              <text:p text:style-name="P3">No hay restricciones en cuanto a la cantidad de estructuras M que componen una cerradura X, y las estructuras pueden tener diferentes tamaños.</text:p>
            </text:list-item>
          </text:list>
        </text:list-item>
        <text:list-item>
          <text:p text:style-name="P4"><text:span text:style-name="Strong_20_Emphasis">Sistema de apertura de la cerradura X</text:span>:</text:p>
          <text:list>
            <text:list-item>
              <text:p text:style-name="P3">El sistema de apertura de una cerradura X funciona a partir de la validación de una regla K.</text:p>
            </text:list-item>
            <text:list-item>
              <text:p text:style-name="P3">La regla K considera el valor de una celda específica, su posición y la ubicación dentro de las diferentes estructuras alineadas.</text:p>
            </text:list-item>
            <text:list-item>
              <text:p text:style-name="P3">Por ejemplo, se nos da una posible entrada K que consiste en una serie de valores que indican condiciones para las celdas dentro de las estructuras alineadas.</text:p>
            </text:list-item>
            <text:list-item>
              <text:p text:style-name="P3">Para abrir la cerradura X, es necesario rotar cada una de las estructuras de forma independiente, alineando las celdas de tal manera que la validación de la regla K sea verdadera.</text:p>
            </text:list-item>
          </text:list>
        </text:list-item>
        <text:list-item>
          <text:p text:style-name="P4"><text:span text:style-name="Strong_20_Emphasis">Implementación en C++</text:span>:</text:p>
          <text:list>
            <text:list-item>
              <text:p text:style-name="P3">Para implementar este ejercicio en C++, necesitaremos representar las estructuras M y la cerradura X utilizando arreglos dinámicos y punteros.</text:p>
            </text:list-item>
            <text:list-item>
              <text:p text:style-name="P3">Crearemos funciones para crear, rotar y liberar la memoria de las estructuras M.</text:p>
            </text:list-item>
            <text:list-item>
              <text:p text:style-name="P3">Implementaremos una función para validar la regla K en una cerradura X, la cual recorrerá las estructuras alineadas y verificará si se cumplen las condiciones especificadas en la regla.</text:p>
            </text:list-item>
            <text:list-item>
              <text:p text:style-name="P4"><text:soft-page-break/>Finalmente, en el programa principal, crearemos las estructuras M según las especificaciones de la cerradura X, definiremos una regla K, rotaremos las estructuras según sea necesario y validaremos la apertura de la cerradura X.</text:p>
            </text:list-item>
          </text:list>
        </text:list-item>
      </text:list>
      <text:p text:style-name="P5">En resumen, el ejercicio implica crear un sistema que utilice una estructura de datos especial llamada M para diseñar cerraduras X. Estas cerraduras X tienen reglas específicas de apertura que deben ser validadas girando y alineando las estructuras M que las compon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6:47:14.361242561</meta:creation-date>
    <dc:date>2024-03-24T06:47:40.461338582</dc:date>
    <meta:editing-duration>PT27S</meta:editing-duration>
    <meta:editing-cycles>1</meta:editing-cycles>
    <meta:document-statistic meta:table-count="0" meta:image-count="0" meta:object-count="0" meta:page-count="2" meta:paragraph-count="22" meta:word-count="428" meta:character-count="2556" meta:non-whitespace-character-count="2167"/>
    <meta:generator>LibreOffice/7.5.9.2$Linux_X86_64 LibreOffice_project/50$Build-2</meta:generator>
  </office:meta>
</office:document-meta>
</file>